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40.57mm"/>
    </style:style>
    <style:style style:name="Table4.C" style:family="table-column">
      <style:table-column-properties style:column-width="30.09mm"/>
    </style:style>
    <style:style style:name="Table4.D" style:family="table-column">
      <style:table-column-properties style:column-width="48.77mm"/>
    </style:style>
    <style:style style:name="Table4.E" style:family="table-column">
      <style:table-column-properties style:column-width="28.73mm"/>
    </style:style>
    <style:style style:name="Table4.A1" style:family="table-cell">
      <style:table-cell-properties fo:padding="0.97mm" fo:border="none"/>
    </style:style>
    <style:style style:name="Table4.B3" style:family="table-cell">
      <style:table-cell-properties fo:background-color="transparent" fo:padding="0.97mm" fo:border-left="none" fo:border-right="none" fo:border-top="none" fo:border-bottom="0.35mm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Heading_20_2" style:master-page-name="First_20_Page">
      <style:paragraph-properties style:page-number="auto" fo:break-before="page"/>
    </style:style>
    <style:style style:name="P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ffffff" loext:char-shading-value="0"/>
    </style:style>
    <style:style style:name="T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57176785942092062" text:style-name="Outline">
        <text:list-item>
          <text:list>
            <text:list-item>
              <text:h text:style-name="P7" text:outline-level="2"><text:bookmark text:name="_trigger"/>TRIGger</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8060924460705477809"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3"/>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EXIT</text:p>
          </table:table-cell>
          <table:table-cell table:style-name="Table65.A2" office:value-type="string">
            <text:p text:style-name="Standard"/>
          </table:table-cell>
        </table:table-row>
        <table:table-row>
          <table:table-cell table:style-name="Table65.A2" office:value-type="string">
            <text:p text:style-name="scpi3"><text:a xlink:type="simple" xlink:href="#trig_exit_cond" text:style-name="Internet_20_link" text:visited-style-name="Visited_20_Internet_20_Link">:CONDition {&lt;condition}</text:a></text:p>
          </table:table-cell>
          <table:table-cell table:style-name="Table65.A2" office:value-type="string">
            <text:p text:style-name="Standard">Sets channels condition when LIST execution stopped</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3">Sets the trigger source</text:p>
          </table:table-cell>
        </table:table-row>
      </table:table>
      <text:list xml:id="list1301327533" text:continue-list="list357176785942092062"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2">Syntax</text:p>
          </table:table-cell>
          <table:table-cell table:style-name="Table2.A1" office:value-type="string">
            <text:p text:style-name="cmd_5f_root"><office:annotation><dc:creator>Denis Kotlar</dc:creator><dc:date>2016-10-10T21:07:47</dc:date><text:p text:style-name="P8"><text:span text:style-name="T5">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2">Description</text:p>
          </table:table-cell>
          <table:table-cell table:style-name="Table2.A1" office:value-type="string">
            <text:p text:style-name="P3">This event command causes a defined LIST to immediately start without the selected trigger occurring. </text:p>
          </table:table-cell>
        </table:table-row>
        <table:table-row>
          <table:table-cell table:style-name="Table2.A1" office:value-type="string">
            <text:p text:style-name="P5"><text:span text:style-name="T3">Usage</text:span><text:span text:style-name="T2"> </text:span><text:span text:style-name="T3">example</text:span></text:p>
          </table:table-cell>
          <table:table-cell table:style-name="Table2.A1" office:value-type="string">
            <text:p text:style-name="cmd_5f_code">TRIG</text:p>
          </table:table-cell>
        </table:table-row>
        <table:table-row>
          <table:table-cell table:style-name="Table2.A1" office:value-type="string">
            <text:p text:style-name="P5">Related Commands</text:p>
          </table:table-cell>
          <table:table-cell table:style-name="Table2.A1" office:value-type="string">
            <text:p text:style-name="Standard">*TRG</text:p>
          </table:table-cell>
        </table:table-row>
      </table:table>
      <text:list xml:id="list1219251030"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sets the time delay between the detection of an event on the specified </text:p>
            <text:p text:style-name="P3">trigger source and the start of any corresponding trigger action on the PSU output. </text:p>
          </table:table-cell>
          <table:covered-table-cell/>
          <table:covered-table-cell/>
          <table:covered-table-cell/>
        </table:table-row>
        <table:table-row>
          <table:table-cell table:style-name="Table1.A1" office:value-type="string">
            <text:p text:style-name="P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table-cell table:style-name="Table1.A1" office:value-type="string">
            <text:p text:style-name="Standard"/>
          </table:table-cell>
          <table:table-cell table:style-name="Table1.A1" office:value-type="string">
            <text:p text:style-name="P2">&lt;delay&gt;</text:p>
          </table:table-cell>
          <table:table-cell table:style-name="Table1.A1" office:value-type="string">
            <text:p text:style-name="P4">Numeric</text:p>
          </table:table-cell>
          <table:table-cell table:style-name="Table1.A1" office:value-type="string">
            <text:p text:style-name="P1">0 – 3600|MIN|MAX</text:p>
          </table:table-cell>
          <table:table-cell table:style-name="Table1.A1" office:value-type="string">
            <text:p text:style-name="P4">MIN</text:p>
          </table:table-cell>
        </table:table-row>
        <table:table-row>
          <table:table-cell table:style-name="Table1.A1" office:value-type="string">
            <text:p text:style-name="P6">Return</text:p>
          </table:table-cell>
          <table:table-cell table:style-name="Table1.A1" table:number-columns-spanned="4" office:value-type="string">
            <text:p text:style-name="P2">The query command returns the programmed delay in seconds.</text:p>
          </table:table-cell>
          <table:covered-table-cell/>
          <table:covered-table-cell/>
          <table:covered-table-cell/>
        </table:table-row>
        <table:table-row>
          <table:table-cell table:style-name="Table1.A1" office:value-type="string">
            <text:p text:style-name="P5"><text:span text:style-name="T3">Usage</text:span><text:span text:style-name="T2"> </text:span><text:span text:style-name="T3">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5">Related Commands</text:p>
          </table:table-cell>
          <table:table-cell table:style-name="Table1.A1" table:number-columns-spanned="4" office:value-type="string">
            <text:p text:style-name="Standard"/>
          </table:table-cell>
          <table:covered-table-cell/>
          <table:covered-table-cell/>
          <table:covered-table-cell/>
        </table:table-row>
      </table:table>
      <text:list xml:id="list184711831" text:continue-numbering="true" text:style-name="Outline">
        <text:list-item>
          <text:list>
            <text:list-item>
              <text:list>
                <text:list-item>
                  <text:h text:style-name="Heading_20_3" text:outline-level="3"><text:bookmark text:name="trig_exit_cond"/><text:soft-page-break/>TRIGger[:SEQuence]:EXIT:CONDition</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Syntax</text:p>
          </table:table-cell>
          <table:table-cell table:style-name="Table4.A1" table:number-columns-spanned="4" office:value-type="string">
            <text:p text:style-name="cmd_5f_root">TRIGger[:SEQuence]:EXIT:CONDition {&lt;condition&gt;}</text:p>
            <text:p text:style-name="cmd_5f_root">TRIGger[:SEQuence]:EXIT:CONDition?</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3">This command sets channels condition when LIST execution is not prematurely stopped (e.g. with ABORt command or by user action). </text:p>
            <text:p text:style-name="P3">Use [SOURce[&lt;n&gt;]]:LIST:COUNt to set finite number of LIST loops.</text:p>
          </table:table-cell>
          <table:covered-table-cell/>
          <table:covered-table-cell/>
          <table:covered-table-cell/>
        </table:table-row>
        <table:table-row>
          <table:table-cell table:style-name="Table4.A1" office:value-type="string">
            <text:p text:style-name="P2">Parameters</text:p>
          </table:table-cell>
          <table:table-cell table:style-name="Table4.B3" office:value-type="string">
            <text:p text:style-name="P4">Name</text:p>
          </table:table-cell>
          <table:table-cell table:style-name="Table4.B3" office:value-type="string">
            <text:p text:style-name="P4">Type</text:p>
          </table:table-cell>
          <table:table-cell table:style-name="Table4.B3" office:value-type="string">
            <text:p text:style-name="P4">Range</text:p>
          </table:table-cell>
          <table:table-cell table:style-name="Table4.B3" office:value-type="string">
            <text:p text:style-name="P4">Default</text:p>
          </table:table-cell>
        </table:table-row>
        <table:table-row>
          <table:table-cell table:style-name="Table4.A1" office:value-type="string">
            <text:p text:style-name="Standard"/>
          </table:table-cell>
          <table:table-cell table:style-name="Table4.A1" office:value-type="string">
            <text:p text:style-name="P2">&lt;condition&gt;</text:p>
          </table:table-cell>
          <table:table-cell table:style-name="Table4.A1" office:value-type="string">
            <text:p text:style-name="P4">Discrete</text:p>
          </table:table-cell>
          <table:table-cell table:style-name="Table4.A1" office:value-type="string">
            <text:p text:style-name="P1">OFF|FIRSt|LAST|STANdby</text:p>
          </table:table-cell>
          <table:table-cell table:style-name="Table4.A1" office:value-type="string">
            <text:p text:style-name="P4">OFF</text:p>
          </table:table-cell>
        </table:table-row>
        <table:table-row>
          <table:table-cell table:style-name="Table4.A1" office:value-type="string">
            <text:p text:style-name="P6">Return</text:p>
          </table:table-cell>
          <table:table-cell table:style-name="Table4.A1" table:number-columns-spanned="4" office:value-type="string">
            <text:p text:style-name="P2">The query command returns the programmed exit condition.</text:p>
          </table:table-cell>
          <table:covered-table-cell/>
          <table:covered-table-cell/>
          <table:covered-table-cell/>
        </table:table-row>
        <table:table-row>
          <table:table-cell table:style-name="Table4.A1" office:value-type="string">
            <text:p text:style-name="P5"><text:span text:style-name="T3">Usage</text:span><text:span text:style-name="T2"> </text:span><text:span text:style-name="T3">example</text:span></text:p>
          </table:table-cell>
          <table:table-cell table:style-name="Table4.A1" table:number-columns-spanned="4" office:value-type="string">
            <text:p text:style-name="cmd_5f_code">TRIG:EXIT:COND STAN</text:p>
          </table:table-cell>
          <table:covered-table-cell/>
          <table:covered-table-cell/>
          <table:covered-table-cell/>
        </table:table-row>
        <table:table-row>
          <table:table-cell table:style-name="Table4.A1" office:value-type="string">
            <text:p text:style-name="P5">Related Commands</text:p>
          </table:table-cell>
          <table:table-cell table:style-name="Table4.A1" table:number-columns-spanned="4" office:value-type="string">
            <text:p text:style-name="Standard">ABORt</text:p>
            <text:p text:style-name="Standard">INITiate</text:p>
            <text:p text:style-name="Standard">[SOURce[&lt;n&gt;]]:LIST:COUNt</text:p>
            <text:p text:style-name="Standard">[SOURce[&lt;n&gt;]]:CURRent:MODE</text:p>
            <text:p text:style-name="Standard">[SOURce[&lt;n&gt;]]:VOLTage:MODE</text:p>
          </table:table-cell>
          <table:covered-table-cell/>
          <table:covered-table-cell/>
          <table:covered-table-cell/>
        </table:table-row>
      </table:table>
      <text:list xml:id="list975760784"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2">Description</text:p>
          </table:table-cell>
          <table:table-cell table:style-name="Table66.A1" table:number-columns-spanned="4" office:value-type="string">
            <text:p text:style-name="P3">This command selects the source from which the PSU will accept a trigger.</text:p>
            <text:list xml:id="list391838045" text:continue-list="list8060924460705477809" text:style-name="List_20_1">
              <text:list-item>
                <text:p text:style-name="List_20_1_20_Start">BUS – enables LAN and serial (via USB)<text:span text:style-name="T1"> triggering using the *TRG command.</text:span></text:p>
              </text:list-item>
              <text:list-item>
                <text:p text:style-name="List_20_1">IMMediate – the PSU executes a complete trigger operation immediately after executing the INITiate command without delay.</text:p>
              </text:list-item>
              <text:list-item>
                <text:p text:style-name="List_20_1">MANual – enables triggering by selecting<text:span text:style-name="T2"> </text:span><text:span text:style-name="T3">the encoder knob</text:span> switch.</text:p>
              </text:list-item>
              <text:list-item>
                <text:p text:style-name="List_20_1_20_End">PIN&lt;n&gt; – selects a digital port pin configured as a trigger input. &lt;n&gt; specifies the pin number (it’s always 1).</text:p>
              </text:list-item>
            </text:list>
            <text:p text:style-name="P3">When the trigger source is set to BUS, the *WAI command can ensure the synchronization. After executing the *WAI command, the PSU will only execute new command when all the pending operations are completed.</text:p>
            <text:p text:style-name="P3">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3"/>
            <text:p text:style-name="P3">The wait for the BUS, EXTernal, or KEY trigger can be bypassed by sending the</text:p>
            <text:p text:style-name="P3"><office:annotation office:name="__Annotation__31133_1998477552"><dc:creator>Denis Kotlar</dc:creator><dc:date>2017-03-14T13:26:55</dc:date><text:p text:style-name="P8"><text:span text:style-name="T6">Remove?</text:span></text:p></office:annotation><text:span text:style-name="T4">TRIGger[:SEQuence][:IMMediate] </text:span><office:annotation-end office:name="__Annotation__31133_1998477552"/>command.</text:p>
            <text:p text:style-name="P3"/>
            <text:p text:style-name="note">The APPLy command automatically sets the source to IMMediate.</text:p>
          </table:table-cell>
          <table:covered-table-cell/>
          <table:covered-table-cell/>
          <table:covered-table-cell/>
        </table:table-row>
        <table:table-row>
          <table:table-cell table:style-name="Table66.A1" office:value-type="string">
            <text:p text:style-name="P2">Parameters</text:p>
          </table:table-cell>
          <table:table-cell table:style-name="Table66.B3" office:value-type="string">
            <text:p text:style-name="P4">Name</text:p>
          </table:table-cell>
          <table:table-cell table:style-name="Table66.B3" office:value-type="string">
            <text:p text:style-name="P4">Type</text:p>
          </table:table-cell>
          <table:table-cell table:style-name="Table66.B3" office:value-type="string">
            <text:p text:style-name="P4">Range</text:p>
          </table:table-cell>
          <table:table-cell table:style-name="Table66.B3" office:value-type="string">
            <text:p text:style-name="P4">Default</text:p>
          </table:table-cell>
        </table:table-row>
        <table:table-row>
          <table:table-cell table:style-name="Table66.A1" office:value-type="string">
            <text:p text:style-name="Standard"/>
          </table:table-cell>
          <table:table-cell table:style-name="Table66.A1" office:value-type="string">
            <text:p text:style-name="P2">&lt;source&gt;</text:p>
          </table:table-cell>
          <table:table-cell table:style-name="Table66.A1" office:value-type="string">
            <text:p text:style-name="P4">Discrete</text:p>
          </table:table-cell>
          <table:table-cell table:style-name="Table66.A1" office:value-type="string">
            <text:p text:style-name="P1">BUS|IMM|MAN|PIN1</text:p>
          </table:table-cell>
          <table:table-cell table:style-name="Table66.A1" office:value-type="string">
            <text:p text:style-name="P4">–</text:p>
          </table:table-cell>
        </table:table-row>
        <table:table-row>
          <table:table-cell table:style-name="Table66.A1" office:value-type="string">
            <text:p text:style-name="P6">Return</text:p>
          </table:table-cell>
          <table:table-cell table:style-name="Table66.A1" table:number-columns-spanned="4" office:value-type="string">
            <text:p text:style-name="P2">The query command returns the programmed trigger subsystem source.</text:p>
          </table:table-cell>
          <table:covered-table-cell/>
          <table:covered-table-cell/>
          <table:covered-table-cell/>
        </table:table-row>
        <table:table-row>
          <table:table-cell table:style-name="Table66.A1" office:value-type="string">
            <text:p text:style-name="P5"><text:span text:style-name="T3">Usage</text:span><text:span text:style-name="T2"> </text:span><text:span text:style-name="T3">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5">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p>
            <text:p text:style-name="Standard">APPLy</text:p>
            <text:p text:style-name="Standard"><text:soft-page-break/>INITialize</text:p>
            <text:p text:style-name="P3">TRIGger[:SEQuence][:IMMediate]</text:p>
          </table:table-cell>
          <table:covered-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6.TRIGge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6. TRIGger</dc:title>
    <meta:document-statistic meta:table-count="5" meta:image-count="0" meta:object-count="0" meta:page-count="3" meta:paragraph-count="118" meta:word-count="619" meta:character-count="4187"/>
    <meta:user-defined meta:name="WebPublish_HTML_Profile">EEZ (HTML)</meta:user-defined>
    <meta:user-defined meta:name="WebPublish_Post_AdditionalCategories">9</meta:user-defined>
    <meta:user-defined meta:name="WebPublish_Post_Id">59</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